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59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cm" fo:min-width="0.51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0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0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0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0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0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0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0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0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0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0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0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0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60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5cm" fo:min-width="0.51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0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01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01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0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601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601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60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602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60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none" draw:stroke-dash="Dashed_20__28_var_29__20_60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cm" fo:min-width="0.51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60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60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60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60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60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59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60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60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60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60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60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none" draw:stroke-dash="Dashed_20__28_var_29__20_60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3cm" fo:min-width="0.51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60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60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60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60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60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60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601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601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60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601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601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none" draw:stroke-dash="Dashed_20__28_var_29__20_60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3cm" fo:min-width="0.51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602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60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solid" draw:stroke-dash="Dashed_20__28_var_29__20_60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60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60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60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60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60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none" draw:stroke-dash="Dashed_20__28_var_29__20_603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56cm" fo:min-width="0.51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60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solid" draw:stroke-dash="Dashed_20__28_var_29__20_603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603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603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60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60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solid" draw:stroke-dash="Dashed_20__28_var_29__20_60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solid" draw:stroke-dash="Dashed_20__28_var_29__20_60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draw:stroke-dash="Dashed_20__28_var_29__20_604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draw:stroke="solid" draw:stroke-dash="Dashed_20__28_var_29__20_604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solid" draw:stroke-dash="Dashed_20__28_var_29__20_60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none" draw:stroke-dash="Dashed_20__28_var_29__20_604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cm" fo:min-width="0.51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604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solid" draw:stroke-dash="Dashed_20__28_var_29__20_604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solid" draw:stroke-dash="Dashed_20__28_var_29__20_604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>
      <style:graphic-properties draw:stroke="solid" draw:stroke-dash="Dashed_20__28_var_29__20_604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solid" draw:stroke-dash="Dashed_20__28_var_29__20_604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>
      <style:graphic-properties draw:stroke="solid" draw:stroke-dash="Dashed_20__28_var_29__20_605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solid" draw:stroke-dash="Dashed_20__28_var_29__20_605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solid" draw:stroke-dash="Dashed_20__28_var_29__20_605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draw:stroke-dash="Dashed_20__28_var_29__20_605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605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solid" draw:stroke-dash="Dashed_20__28_var_29__20_605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solid" draw:stroke-dash="Dashed_20__28_var_29__20_60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solid" draw:stroke-dash="Dashed_20__28_var_29__20_605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605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77cm" fo:min-width="0.51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draw:stroke="solid" draw:stroke-dash="Dashed_20__28_var_29__20_605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draw:stroke="solid" draw:stroke-dash="Dashed_20__28_var_29__20_606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draw:stroke="solid" draw:stroke-dash="Dashed_20__28_var_29__20_606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solid" draw:stroke-dash="Dashed_20__28_var_29__20_606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draw:stroke="solid" draw:stroke-dash="Dashed_20__28_var_29__20_60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solid" draw:stroke-dash="Dashed_20__28_var_29__20_606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solid" draw:stroke-dash="Dashed_20__28_var_29__20_606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solid" draw:stroke-dash="Dashed_20__28_var_29__20_60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solid" draw:stroke-dash="Dashed_20__28_var_29__20_606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solid" draw:stroke-dash="Dashed_20__28_var_29__20_60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solid" draw:stroke-dash="Dashed_20__28_var_29__20_606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solid" draw:stroke-dash="Dashed_20__28_var_29__20_607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none" draw:stroke-dash="Dashed_20__28_var_29__20_60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cm" fo:min-width="0.51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solid" draw:stroke-dash="Dashed_20__28_var_29__20_60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stroke="solid" draw:stroke-dash="Dashed_20__28_var_29__20_60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draw:stroke="solid" draw:stroke-dash="Dashed_20__28_var_29__20_60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>
      <style:graphic-properties draw:stroke="solid" draw:stroke-dash="Dashed_20__28_var_29__20_60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solid" draw:stroke-dash="Dashed_20__28_var_29__20_60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607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>
      <style:graphic-properties draw:stroke="solid" draw:stroke-dash="Dashed_20__28_var_29__20_60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>
      <style:graphic-properties draw:stroke="solid" draw:stroke-dash="Dashed_20__28_var_29__20_60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solid" draw:stroke-dash="Dashed_20__28_var_29__20_608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>
      <style:graphic-properties draw:stroke="solid" draw:stroke-dash="Dashed_20__28_var_29__20_60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draw:stroke="solid" draw:stroke-dash="Dashed_20__28_var_29__20_60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>
      <style:graphic-properties draw:stroke="solid" draw:stroke-dash="Dashed_20__28_var_29__20_608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none" draw:stroke-dash="Dashed_20__28_var_29__20_608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7cm" fo:min-width="0.51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solid" draw:stroke-dash="Dashed_20__28_var_29__20_60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>
      <style:graphic-properties draw:stroke="solid" draw:stroke-dash="Dashed_20__28_var_29__20_60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solid" draw:stroke-dash="Dashed_20__28_var_29__20_60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>
      <style:graphic-properties draw:stroke="solid" draw:stroke-dash="Dashed_20__28_var_29__20_60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solid" draw:stroke-dash="Dashed_20__28_var_29__20_60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solid" draw:stroke-dash="Dashed_20__28_var_29__20_60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solid" draw:stroke-dash="Dashed_20__28_var_29__20_60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solid" draw:stroke-dash="Dashed_20__28_var_29__20_60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solid" draw:stroke-dash="Dashed_20__28_var_29__20_60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>
      <style:graphic-properties draw:stroke="solid" draw:stroke-dash="Dashed_20__28_var_29__20_60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60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solid" draw:stroke-dash="Dashed_20__28_var_29__20_60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>
      <style:graphic-properties draw:stroke="none" draw:stroke-dash="Dashed_20__28_var_29__20_60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5cm" fo:min-width="0.51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>
      <style:graphic-properties draw:stroke="solid" draw:stroke-dash="Dashed_20__28_var_29__20_60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>
      <style:graphic-properties draw:stroke="solid" draw:stroke-dash="Dashed_20__28_var_29__20_60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>
      <style:graphic-properties draw:stroke="solid" draw:stroke-dash="Dashed_20__28_var_29__20_61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>
      <style:graphic-properties draw:stroke="solid" draw:stroke-dash="Dashed_20__28_var_29__20_61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solid" draw:stroke-dash="Dashed_20__28_var_29__20_61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>
      <style:graphic-properties draw:stroke="solid" draw:stroke-dash="Dashed_20__28_var_29__20_61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>
      <style:graphic-properties draw:stroke="solid" draw:stroke-dash="Dashed_20__28_var_29__20_61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>
      <style:graphic-properties draw:stroke="solid" draw:stroke-dash="Dashed_20__28_var_29__20_61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>
      <style:graphic-properties draw:stroke="solid" draw:stroke-dash="Dashed_20__28_var_29__20_61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>
      <style:graphic-properties draw:stroke="solid" draw:stroke-dash="Dashed_20__28_var_29__20_61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>
      <style:graphic-properties draw:stroke="solid" draw:stroke-dash="Dashed_20__28_var_29__20_61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38cm" fo:padding-bottom="0.138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1a6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ed7618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75ab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015cm" svg:height="1.01cm" draw:transform="rotate (-1.95808488781244) translate (12.108cm 13.731cm)">
              <text:p/>
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2" draw:text-style-name="P2" draw:layer="layout" svg:x1="10.983cm" svg:y1="13.816cm" svg:x2="10.983cm" svg:y2="15.135cm">
              <text:p/>
            </draw:line>
            <draw:line draw:style-name="gr3" draw:text-style-name="P2" draw:layer="layout" svg:x1="11.76cm" svg:y1="13.26cm" svg:x2="10.983cm" svg:y2="15.135cm">
              <text:p/>
            </draw:line>
            <draw:line draw:style-name="gr4" draw:text-style-name="P2" draw:layer="layout" svg:x1="10.983cm" svg:y1="13.816cm" svg:x2="11.916cm" svg:y2="14.202cm">
              <text:p/>
            </draw:line>
            <draw:ellipse draw:style-name="gr5" draw:text-style-name="P2" draw:layer="layout" svg:width="1.013cm" svg:height="1.011cm" svg:x="10.942cm" svg:y="13.506cm" draw:kind="arc" draw:start-angle="-22.48" draw:end-angle="157.5">
              <text:p/>
            </draw:ellipse>
            <draw:line draw:style-name="gr6" draw:text-style-name="P2" draw:layer="layout" svg:x1="10.983cm" svg:y1="14.476cm" svg:x2="11.45cm" svg:y2="14.01cm">
              <text:p/>
            </draw:line>
            <draw:line draw:style-name="gr7" draw:text-style-name="P2" draw:layer="layout" svg:x1="10.983cm" svg:y1="14.474cm" svg:x2="11.45cm" svg:y2="14.667cm">
              <text:p/>
            </draw:line>
            <draw:line draw:style-name="gr8" draw:text-style-name="P2" draw:layer="layout" svg:x1="11.449cm" svg:y1="14.01cm" svg:x2="11.449cm" svg:y2="14.669cm">
              <text:p/>
            </draw:line>
            <draw:polygon draw:style-name="gr9" draw:text-style-name="P3" draw:layer="layout" svg:width="0.233cm" svg:height="0.658cm" svg:x="10.983cm" svg:y="14.474cm" svg:viewBox="0 0 234 659" draw:points="0,0 234,96 0,659">
              <text:p/>
            </draw:polygon>
            <draw:polygon draw:style-name="gr10" draw:text-style-name="P4" draw:layer="layout" svg:width="0.466cm" svg:height="0.562cm" svg:x="10.983cm" svg:y="14.571cm" svg:viewBox="0 0 467 563" draw:points="467,96 234,0 0,563">
              <text:p/>
            </draw:polygon>
            <draw:polygon draw:style-name="gr11" draw:text-style-name="P1" draw:layer="layout" svg:width="0.466cm" svg:height="0.658cm" svg:x="10.983cm" svg:y="14.01cm" svg:viewBox="0 0 467 659" draw:points="0,466 467,659 467,0">
              <text:p/>
            </draw:polygon>
            <draw:polygon draw:style-name="gr12" draw:text-style-name="P3" draw:layer="layout" svg:width="0.466cm" svg:height="0.658cm" svg:x="10.983cm" svg:y="13.816cm" svg:viewBox="0 0 467 659" draw:points="0,0 0,659 467,193">
              <text:p/>
            </draw:polygon>
            <draw:polygon draw:style-name="gr13" draw:text-style-name="P4" draw:layer="layout" svg:width="0.466cm" svg:height="0.658cm" svg:x="11.449cm" svg:y="14.01cm" svg:viewBox="0 0 467 659" draw:points="0,0 0,659 467,193">
              <text:p/>
            </draw:polygon>
          </draw:g>
          <draw:g>
            <draw:custom-shape draw:style-name="gr14" draw:text-style-name="P1" draw:layer="layout" svg:width="1.015cm" svg:height="1.015cm" draw:transform="rotate (-0.387288561017542) translate (11.817cm 14.008cm)">
              <text:p/>
              <draw:enhanced-geometry draw:mirror-vertical="false" draw:mirror-horizontal="true" draw:glue-point-type="segments" draw:type="mso-spt100" draw:modifiers="-90 90.20179223744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15" draw:text-style-name="P2" draw:layer="layout" svg:x1="12.302cm" svg:y1="15.136cm" svg:x2="10.984cm" svg:y2="15.136cm">
              <text:p/>
            </draw:line>
            <draw:line draw:style-name="gr16" draw:text-style-name="P2" draw:layer="layout" svg:x1="12.858cm" svg:y1="14.356cm" svg:x2="10.984cm" svg:y2="15.133cm">
              <text:p/>
            </draw:line>
            <draw:line draw:style-name="gr17" draw:text-style-name="P2" draw:layer="layout" svg:x1="12.302cm" svg:y1="15.133cm" svg:x2="11.916cm" svg:y2="14.2cm">
              <text:p/>
            </draw:line>
            <draw:circle draw:style-name="gr18" draw:text-style-name="P2" draw:layer="layout" svg:width="1.011cm" svg:height="1.011cm" draw:transform="rotate (-1.5707963267949) translate (12.611cm 14.165cm)" draw:kind="arc" draw:start-angle="22.44" draw:end-angle="202.5">
              <text:p/>
            </draw:circle>
            <draw:line draw:style-name="gr19" draw:text-style-name="P2" draw:layer="layout" svg:x1="11.642cm" svg:y1="15.135cm" svg:x2="12.108cm" svg:y2="14.668cm">
              <text:p/>
            </draw:line>
            <draw:line draw:style-name="gr20" draw:text-style-name="P2" draw:layer="layout" svg:x1="11.642cm" svg:y1="15.135cm" svg:x2="11.449cm" svg:y2="14.668cm">
              <text:p/>
            </draw:line>
            <draw:line draw:style-name="gr21" draw:text-style-name="P2" draw:layer="layout" svg:x1="12.108cm" svg:y1="14.668cm" svg:x2="11.449cm" svg:y2="14.668cm">
              <text:p/>
            </draw:line>
            <draw:polygon draw:style-name="gr22" draw:text-style-name="P3" draw:layer="layout" svg:width="0.233cm" svg:height="0.658cm" draw:transform="rotate (-1.5707963267949) translate (11.6426141910402cm 14.9002891437269cm)" svg:viewBox="0 0 234 659" draw:points="234,0 0,97 234,659">
              <text:p/>
            </draw:polygon>
            <draw:polygon draw:style-name="gr23" draw:text-style-name="P4" draw:layer="layout" svg:width="0.466cm" svg:height="0.561cm" draw:transform="rotate (-1.5707963267949) translate (11.5461578091273cm 14.6687966191385cm)" svg:viewBox="0 0 467 562" draw:points="0,96 234,0 467,562">
              <text:p/>
            </draw:polygon>
            <draw:polygon draw:style-name="gr24" draw:text-style-name="P1" draw:layer="layout" svg:width="0.466cm" svg:height="0.658cm" draw:transform="rotate (-1.5707963267949) translate (12.1086369382808cm 14.6687966191298cm)" svg:viewBox="0 0 467 659" draw:points="467,466 0,659 0,0">
              <text:p/>
            </draw:polygon>
            <draw:polygon draw:style-name="gr25" draw:text-style-name="P3" draw:layer="layout" svg:width="0.466cm" svg:height="0.658cm" draw:transform="rotate (-1.5707963267949) translate (12.3017694205092cm 14.6687966191376cm)" svg:viewBox="0 0 467 659" draw:points="467,0 467,659 0,193">
              <text:p/>
            </draw:polygon>
            <draw:polygon draw:style-name="gr26" draw:text-style-name="P4" draw:layer="layout" svg:width="0.466cm" svg:height="0.658cm" draw:transform="rotate (-1.5707963267949) translate (12.1086369382737cm 14.205030064741cm)" svg:viewBox="0 0 467 659" draw:points="467,0 467,659 0,194">
              <text:p/>
            </draw:polygon>
          </draw:g>
          <draw:g>
            <draw:polygon draw:style-name="gr27" draw:text-style-name="P1" draw:layer="layout" svg:width="0.466cm" svg:height="0.658cm" svg:x="10.983cm" svg:y="14.01cm" svg:viewBox="0 0 467 659" draw:points="0,466 467,659 467,0">
              <text:p/>
            </draw:polygon>
            <draw:custom-shape draw:style-name="gr28" draw:text-style-name="P1" draw:layer="layout" svg:width="1.015cm" svg:height="1.01cm" draw:transform="rotate (-1.95808488781244) translate (12.11cm 13.731cm)">
              <text:p/>
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29" draw:text-style-name="P2" draw:layer="layout" svg:x1="10.983cm" svg:y1="13.816cm" svg:x2="10.983cm" svg:y2="15.135cm">
              <text:p/>
            </draw:line>
            <draw:line draw:style-name="gr30" draw:text-style-name="P2" draw:layer="layout" svg:x1="11.761cm" svg:y1="13.264cm" svg:x2="10.984cm" svg:y2="15.139cm">
              <text:p/>
            </draw:line>
            <draw:line draw:style-name="gr31" draw:text-style-name="P2" draw:layer="layout" svg:x1="10.983cm" svg:y1="13.816cm" svg:x2="11.916cm" svg:y2="14.202cm">
              <text:p/>
            </draw:line>
            <draw:ellipse draw:style-name="gr32" draw:text-style-name="P2" draw:layer="layout" svg:width="1.013cm" svg:height="1.011cm" svg:x="10.942cm" svg:y="13.506cm" draw:kind="arc" draw:start-angle="-22.48" draw:end-angle="157.5">
              <text:p/>
            </draw:ellipse>
            <draw:line draw:style-name="gr33" draw:text-style-name="P2" draw:layer="layout" svg:x1="10.983cm" svg:y1="14.476cm" svg:x2="11.45cm" svg:y2="14.01cm">
              <text:p/>
            </draw:line>
            <draw:line draw:style-name="gr34" draw:text-style-name="P2" draw:layer="layout" svg:x1="10.983cm" svg:y1="14.474cm" svg:x2="11.45cm" svg:y2="14.667cm">
              <text:p/>
            </draw:line>
            <draw:line draw:style-name="gr2" draw:text-style-name="P2" draw:layer="layout" svg:x1="11.449cm" svg:y1="14.01cm" svg:x2="11.449cm" svg:y2="14.669cm">
              <text:p/>
            </draw:line>
            <draw:polygon draw:style-name="gr35" draw:text-style-name="P3" draw:layer="layout" svg:width="0.233cm" svg:height="0.658cm" svg:x="10.983cm" svg:y="14.474cm" svg:viewBox="0 0 234 659" draw:points="0,0 234,96 0,659">
              <text:p/>
            </draw:polygon>
            <draw:polygon draw:style-name="gr36" draw:text-style-name="P4" draw:layer="layout" svg:width="0.466cm" svg:height="0.562cm" svg:x="10.983cm" svg:y="14.571cm" svg:viewBox="0 0 467 563" draw:points="467,96 234,0 0,563">
              <text:p/>
            </draw:polygon>
            <draw:polygon draw:style-name="gr37" draw:text-style-name="P3" draw:layer="layout" svg:width="0.466cm" svg:height="0.658cm" svg:x="10.983cm" svg:y="13.816cm" svg:viewBox="0 0 467 659" draw:points="0,0 0,659 467,193">
              <text:p/>
            </draw:polygon>
            <draw:polygon draw:style-name="gr38" draw:text-style-name="P4" draw:layer="layout" svg:width="0.466cm" svg:height="0.658cm" svg:x="11.449cm" svg:y="14.01cm" svg:viewBox="0 0 467 659" draw:points="0,0 0,659 467,193">
              <text:p/>
            </draw:polygon>
          </draw:g>
          <draw:g>
            <draw:polygon draw:style-name="gr39" draw:text-style-name="P1" draw:layer="layout" svg:width="0.466cm" svg:height="0.658cm" draw:transform="rotate (-1.5707963267949) translate (12.1082966904673cm 14.6684563238273cm)" svg:viewBox="0 0 467 659" draw:points="467,466 0,659 0,0">
              <text:p/>
            </draw:polygon>
            <draw:custom-shape draw:style-name="gr40" draw:text-style-name="P1" draw:layer="layout" svg:width="1.017cm" svg:height="1.013cm" draw:transform="skewX (-0.00296705972839039) rotate (-0.387288561017542) translate (11.822cm 14.012cm)">
              <text:p/>
              <draw:enhanced-geometry draw:mirror-vertical="false" draw:mirror-horizontal="true" draw:glue-point-type="segments" draw:type="mso-spt100" draw:modifiers="-90 90.20179223744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41" draw:text-style-name="P2" draw:layer="layout" svg:x1="12.303cm" svg:y1="15.136cm" svg:x2="10.985cm" svg:y2="15.136cm">
              <text:p/>
            </draw:line>
            <draw:line draw:style-name="gr42" draw:text-style-name="P2" draw:layer="layout" svg:x1="12.859cm" svg:y1="14.356cm" svg:x2="10.985cm" svg:y2="15.133cm">
              <text:p/>
            </draw:line>
            <draw:line draw:style-name="gr43" draw:text-style-name="P2" draw:layer="layout" svg:x1="12.302cm" svg:y1="15.135cm" svg:x2="11.916cm" svg:y2="14.202cm">
              <text:p/>
            </draw:line>
            <draw:ellipse draw:style-name="gr44" draw:text-style-name="P2" draw:layer="layout" svg:width="1.011cm" svg:height="1.008cm" draw:transform="rotate (-1.5707963267949) translate (12.613cm 14.165cm)" draw:kind="arc" draw:start-angle="22.44" draw:end-angle="202.5">
              <text:p/>
            </draw:ellipse>
            <draw:line draw:style-name="gr45" draw:text-style-name="P2" draw:layer="layout" svg:x1="11.643cm" svg:y1="15.135cm" svg:x2="12.109cm" svg:y2="14.668cm">
              <text:p/>
            </draw:line>
            <draw:line draw:style-name="gr46" draw:text-style-name="P2" draw:layer="layout" svg:x1="11.642cm" svg:y1="15.135cm" svg:x2="11.449cm" svg:y2="14.668cm">
              <text:p/>
            </draw:line>
            <draw:line draw:style-name="gr15" draw:text-style-name="P2" draw:layer="layout" svg:x1="12.108cm" svg:y1="14.668cm" svg:x2="11.449cm" svg:y2="14.668cm">
              <text:p/>
            </draw:line>
            <draw:polygon draw:style-name="gr47" draw:text-style-name="P3" draw:layer="layout" svg:width="0.233cm" svg:height="0.658cm" draw:transform="rotate (-1.5707963267949) translate (11.6432741972917cm 14.9049508167837cm)" svg:viewBox="0 0 234 659" draw:points="234,0 0,97 234,659">
              <text:p/>
            </draw:polygon>
            <draw:polygon draw:style-name="gr48" draw:text-style-name="P4" draw:layer="layout" svg:width="0.466cm" svg:height="0.561cm" draw:transform="rotate (-1.5707963267949) translate (11.5468178153788cm 14.6684563238359cm)" svg:viewBox="0 0 467 562" draw:points="0,96 234,0 467,562">
              <text:p/>
            </draw:polygon>
            <draw:polygon draw:style-name="gr49" draw:text-style-name="P3" draw:layer="layout" svg:width="0.466cm" svg:height="0.658cm" draw:transform="rotate (-1.5707963267949) translate (12.3024294267607cm 14.6684563238355cm)" svg:viewBox="0 0 467 659" draw:points="467,0 467,659 0,193">
              <text:p/>
            </draw:polygon>
            <draw:polygon draw:style-name="gr50" draw:text-style-name="P4" draw:layer="layout" svg:width="0.466cm" svg:height="0.658cm" draw:transform="rotate (-1.5707963267949) translate (12.1082966904602cm 14.2046901631107cm)" svg:viewBox="0 0 467 659" draw:points="467,0 467,659 0,193">
              <text:p/>
            </draw:polygon>
          </draw:g>
          <draw:g>
            <draw:polygon draw:style-name="gr51" draw:text-style-name="P1" draw:layer="layout" svg:width="0.466cm" svg:height="0.658cm" draw:transform="rotate (-3.14159265358979) translate (11.4497781165312cm 16.2615186791757cm)" svg:viewBox="0 0 467 659" draw:points="467,465 0,659 0,0">
              <text:p/>
            </draw:polygon>
            <draw:custom-shape draw:style-name="gr52" draw:text-style-name="P1" draw:layer="layout" svg:width="1.017cm" svg:height="1.013cm" draw:transform="skewX (-0.00296705972839034) rotate (-1.95808488781244) translate (12.11cm 15.972cm)">
              <text:p/>
              <draw:enhanced-geometry draw:mirror-vertical="true" draw:glue-point-type="segments" draw:type="mso-spt100" draw:modifiers="-90 90.20179223744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53" draw:text-style-name="P2" draw:layer="layout" svg:x1="10.983cm" svg:y1="16.459cm" svg:x2="10.983cm" svg:y2="15.14cm">
              <text:p/>
            </draw:line>
            <draw:line draw:style-name="gr54" draw:text-style-name="P2" draw:layer="layout" svg:x1="11.761cm" svg:y1="17.015cm" svg:x2="10.984cm" svg:y2="15.14cm">
              <text:p/>
            </draw:line>
            <draw:line draw:style-name="gr55" draw:text-style-name="P2" draw:layer="layout" svg:x1="10.983cm" svg:y1="16.454cm" svg:x2="11.916cm" svg:y2="16.068cm">
              <text:p/>
            </draw:line>
            <draw:circle draw:style-name="gr56" draw:text-style-name="P2" draw:layer="layout" svg:width="1.011cm" svg:height="1.011cm" draw:transform="rotate (-3.14159265358979) translate (11.953cm 16.767cm)" draw:kind="arc" draw:start-angle="22.44" draw:end-angle="202.5">
              <text:p/>
            </draw:circle>
            <draw:line draw:style-name="gr57" draw:text-style-name="P2" draw:layer="layout" svg:x1="10.983cm" svg:y1="15.796cm" svg:x2="11.45cm" svg:y2="16.262cm">
              <text:p/>
            </draw:line>
            <draw:line draw:style-name="gr58" draw:text-style-name="P2" draw:layer="layout" svg:x1="10.983cm" svg:y1="15.795cm" svg:x2="11.45cm" svg:y2="15.602cm">
              <text:p/>
            </draw:line>
            <draw:line draw:style-name="gr59" draw:text-style-name="P2" draw:layer="layout" svg:x1="11.449cm" svg:y1="16.261cm" svg:x2="11.449cm" svg:y2="15.602cm">
              <text:p/>
            </draw:line>
            <draw:polygon draw:style-name="gr60" draw:text-style-name="P3" draw:layer="layout" svg:width="0.233cm" svg:height="0.658cm" draw:transform="rotate (-3.14159265358979) translate (11.2167189193767cm 15.7993368027961cm)" svg:viewBox="0 0 234 659" draw:points="234,0 0,97 234,659">
              <text:p/>
            </draw:polygon>
            <draw:polygon draw:style-name="gr61" draw:text-style-name="P4" draw:layer="layout" svg:width="0.466cm" svg:height="0.561cm" draw:transform="rotate (-3.14159265358979) translate (11.4497781165312cm 15.70229861663cm)" svg:viewBox="0 0 467 562" draw:points="0,96 234,0 467,562">
              <text:p/>
            </draw:polygon>
            <draw:polygon draw:style-name="gr62" draw:text-style-name="P3" draw:layer="layout" svg:width="0.466cm" svg:height="0.658cm" draw:transform="rotate (-3.14159265358979) translate (11.4497781165312cm 16.4555950515084cm)" svg:viewBox="0 0 467 659" draw:points="467,0 467,659 0,194">
              <text:p/>
            </draw:polygon>
            <draw:polygon draw:style-name="gr63" draw:text-style-name="P4" draw:layer="layout" svg:width="0.466cm" svg:height="0.658cm" draw:transform="rotate (-3.14159265358979) translate (11.9158965108401cm 16.2615186791757cm)" svg:viewBox="0 0 467 659" draw:points="467,0 467,659 0,193">
              <text:p/>
            </draw:polygon>
          </draw:g>
          <draw:polygon draw:style-name="gr64" draw:text-style-name="P1" draw:layer="layout" svg:width="0.466cm" svg:height="0.658cm" draw:transform="rotate (-1.5707963267949) translate (12.1082966904601cm 15.1399540180844cm)" svg:viewBox="0 0 467 659" draw:points="0,466 467,659 467,0">
            <text:p/>
          </draw:polygon>
          <draw:custom-shape draw:style-name="gr65" draw:text-style-name="P1" draw:layer="layout" svg:width="1.015cm" svg:height="1.006cm" draw:transform="rotate (-0.387288561017542) translate (11.829cm 14.946cm)">
            <text:p/>
            <draw:enhanced-geometry draw:mirror-vertical="true" draw:mirror-horizontal="true" draw:glue-point-type="segments" draw:type="mso-spt100" draw:modifiers="-90 90.201792237442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66" draw:text-style-name="P2" draw:layer="layout" svg:x1="12.303cm" svg:y1="15.136cm" svg:x2="10.985cm" svg:y2="15.136cm">
            <text:p/>
          </draw:line>
          <draw:line draw:style-name="gr67" draw:text-style-name="P2" draw:layer="layout" svg:x1="12.859cm" svg:y1="15.917cm" svg:x2="10.985cm" svg:y2="15.14cm">
            <text:p/>
          </draw:line>
          <draw:line draw:style-name="gr68" draw:text-style-name="P2" draw:layer="layout" svg:x1="12.302cm" svg:y1="15.136cm" svg:x2="11.916cm" svg:y2="16.069cm">
            <text:p/>
          </draw:line>
          <draw:ellipse draw:style-name="gr69" draw:text-style-name="P2" draw:layer="layout" svg:width="1.011cm" svg:height="1.01cm" draw:transform="rotate (-1.5707963267949) translate (12.611cm 15.095cm)" draw:kind="arc" draw:start-angle="337.55" draw:end-angle="157.49">
            <text:p/>
          </draw:ellipse>
          <draw:line draw:style-name="gr70" draw:text-style-name="P2" draw:layer="layout" svg:x1="11.643cm" svg:y1="15.136cm" svg:x2="12.109cm" svg:y2="15.603cm">
            <text:p/>
          </draw:line>
          <draw:line draw:style-name="gr71" draw:text-style-name="P2" draw:layer="layout" svg:x1="11.642cm" svg:y1="15.136cm" svg:x2="11.449cm" svg:y2="15.603cm">
            <text:p/>
          </draw:line>
          <draw:line draw:style-name="gr72" draw:text-style-name="P2" draw:layer="layout" svg:x1="12.108cm" svg:y1="15.602cm" svg:x2="11.449cm" svg:y2="15.602cm">
            <text:p/>
          </draw:line>
          <draw:polygon draw:style-name="gr73" draw:text-style-name="P3" draw:layer="layout" svg:width="0.233cm" svg:height="0.658cm" draw:transform="rotate (-1.5707963267949) translate (11.6432741972952cm 15.1399540180828cm)" svg:viewBox="0 0 234 659" draw:points="0,0 234,97 0,659">
            <text:p/>
          </draw:polygon>
          <draw:polygon draw:style-name="gr74" draw:text-style-name="P4" draw:layer="layout" svg:width="0.466cm" svg:height="0.561cm" draw:transform="rotate (-1.5707963267949) translate (11.5468178153789cm 15.1399540180836cm)" svg:viewBox="0 0 467 562" draw:points="467,96 234,0 0,562">
            <text:p/>
          </draw:polygon>
          <draw:polygon draw:style-name="gr75" draw:text-style-name="P3" draw:layer="layout" svg:width="0.466cm" svg:height="0.658cm" draw:transform="rotate (-1.5707963267949) translate (12.3024294267678cm 15.1399540180828cm)" svg:viewBox="0 0 467 659" draw:points="0,0 0,659 467,193">
            <text:p/>
          </draw:polygon>
          <draw:polygon draw:style-name="gr76" draw:text-style-name="P4" draw:layer="layout" svg:width="0.466cm" svg:height="0.658cm" draw:transform="rotate (-1.5707963267949) translate (12.1082966904673cm 15.6019394609316cm)" svg:viewBox="0 0 467 659" draw:points="0,0 0,659 467,193">
            <text:p/>
          </draw:polygon>
          <draw:g>
            <draw:custom-shape draw:style-name="gr77" draw:text-style-name="P1" draw:layer="layout" svg:width="1.015cm" svg:height="1.01cm" draw:transform="rotate (-0.387288561017542) translate (9.579cm 14.012cm)">
              <text:p/>
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78" draw:text-style-name="P2" draw:layer="layout" svg:x1="9.664cm" svg:y1="15.136cm" svg:x2="10.982cm" svg:y2="15.136cm">
              <text:p/>
            </draw:line>
            <draw:line draw:style-name="gr79" draw:text-style-name="P2" draw:layer="layout" svg:x1="9.108cm" svg:y1="14.356cm" svg:x2="10.982cm" svg:y2="15.133cm">
              <text:p/>
            </draw:line>
            <draw:line draw:style-name="gr80" draw:text-style-name="P2" draw:layer="layout" svg:x1="9.664cm" svg:y1="15.135cm" svg:x2="10.05cm" svg:y2="14.202cm">
              <text:p/>
            </draw:line>
            <draw:ellipse draw:style-name="gr81" draw:text-style-name="P2" draw:layer="layout" svg:width="1.013cm" svg:height="1.011cm" draw:transform="rotate (1.5707963267949) translate (9.349cm 15.176cm)" draw:kind="arc" draw:start-angle="337.55" draw:end-angle="157.49">
              <text:p/>
            </draw:ellipse>
            <draw:line draw:style-name="gr82" draw:text-style-name="P2" draw:layer="layout" svg:x1="10.324cm" svg:y1="15.135cm" svg:x2="9.858cm" svg:y2="14.668cm">
              <text:p/>
            </draw:line>
            <draw:line draw:style-name="gr83" draw:text-style-name="P2" draw:layer="layout" svg:x1="10.322cm" svg:y1="15.135cm" svg:x2="10.515cm" svg:y2="14.668cm">
              <text:p/>
            </draw:line>
            <draw:line draw:style-name="gr84" draw:text-style-name="P2" draw:layer="layout" svg:x1="9.858cm" svg:y1="14.668cm" svg:x2="10.517cm" svg:y2="14.668cm">
              <text:p/>
            </draw:line>
            <draw:polygon draw:style-name="gr85" draw:text-style-name="P3" draw:layer="layout" svg:width="0.233cm" svg:height="0.658cm" draw:transform="rotate (1.5707963267949) translate (10.3215882295211cm 15.1344429477389cm)" svg:viewBox="0 0 234 659" draw:points="0,0 234,97 0,659">
              <text:p/>
            </draw:polygon>
            <draw:polygon draw:style-name="gr86" draw:text-style-name="P4" draw:layer="layout" svg:width="0.466cm" svg:height="0.561cm" draw:transform="rotate (1.5707963267949) translate (10.4190448655124cm 15.1364437350772cm)" svg:viewBox="0 0 467 562" draw:points="467,96 234,0 0,562">
              <text:p/>
            </draw:polygon>
            <draw:polygon draw:style-name="gr87" draw:text-style-name="P1" draw:layer="layout" svg:width="0.466cm" svg:height="0.658cm" draw:transform="rotate (1.5707963267949) translate (9.85756599044068cm 15.1364437350714cm)" svg:viewBox="0 0 467 659" draw:points="0,466 467,659 467,0">
              <text:p/>
            </draw:polygon>
            <draw:polygon draw:style-name="gr88" draw:text-style-name="P3" draw:layer="layout" svg:width="0.466cm" svg:height="0.658cm" draw:transform="rotate (1.5707963267949) translate (9.66343325411361cm 15.1364437350825cm)" svg:viewBox="0 0 467 659" draw:points="0,0 0,659 467,193">
              <text:p/>
            </draw:polygon>
            <draw:polygon draw:style-name="gr89" draw:text-style-name="P4" draw:layer="layout" svg:width="0.466cm" svg:height="0.658cm" draw:transform="rotate (1.5707963267949) translate (9.85756599041412cm 14.6724575048903cm)" svg:viewBox="0 0 467 659" draw:points="0,0 0,659 467,193">
              <text:p/>
            </draw:polygon>
          </draw:g>
          <draw:polygon draw:style-name="gr90" draw:text-style-name="P1" draw:layer="layout" svg:width="0.466cm" svg:height="0.658cm" svg:x="10.516cm" svg:y="14.01cm" svg:viewBox="0 0 467 659" draw:points="467,466 0,659 0,0">
            <text:p/>
          </draw:polygon>
          <draw:custom-shape draw:style-name="gr91" draw:text-style-name="P1" draw:layer="layout" svg:width="1.01cm" svg:height="1.027cm" draw:transform="rotate (-1.95808488781244) translate (11.184cm 13.742cm)">
            <text:p/>
            <draw:enhanced-geometry draw:mirror-vertical="false" draw:mirror-horizontal="true" draw:glue-point-type="segments" draw:type="mso-spt100" draw:modifiers="-90 90.201792237442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92" draw:text-style-name="P2" draw:layer="layout" svg:x1="10.983cm" svg:y1="13.816cm" svg:x2="10.983cm" svg:y2="15.135cm">
            <text:p/>
          </draw:line>
          <draw:line draw:style-name="gr93" draw:text-style-name="P2" draw:layer="layout" svg:x1="10.205cm" svg:y1="13.264cm" svg:x2="10.982cm" svg:y2="15.139cm">
            <text:p/>
          </draw:line>
          <draw:line draw:style-name="gr94" draw:text-style-name="P2" draw:layer="layout" svg:x1="10.983cm" svg:y1="13.816cm" svg:x2="10.05cm" svg:y2="14.202cm">
            <text:p/>
          </draw:line>
          <draw:circle draw:style-name="gr95" draw:text-style-name="P2" draw:layer="layout" svg:width="1.011cm" svg:height="1.011cm" svg:x="10.013cm" svg:y="13.506cm" draw:kind="arc" draw:start-angle="22.44" draw:end-angle="202.5">
            <text:p/>
          </draw:circle>
          <draw:line draw:style-name="gr96" draw:text-style-name="P2" draw:layer="layout" svg:x1="10.983cm" svg:y1="14.476cm" svg:x2="10.516cm" svg:y2="14.01cm">
            <text:p/>
          </draw:line>
          <draw:line draw:style-name="gr97" draw:text-style-name="P2" draw:layer="layout" svg:x1="10.983cm" svg:y1="14.474cm" svg:x2="10.516cm" svg:y2="14.667cm">
            <text:p/>
          </draw:line>
          <draw:line draw:style-name="gr98" draw:text-style-name="P2" draw:layer="layout" svg:x1="10.516cm" svg:y1="14.01cm" svg:x2="10.516cm" svg:y2="14.669cm">
            <text:p/>
          </draw:line>
          <draw:polygon draw:style-name="gr99" draw:text-style-name="P3" draw:layer="layout" svg:width="0.233cm" svg:height="0.658cm" svg:x="10.75cm" svg:y="14.474cm" svg:viewBox="0 0 234 659" draw:points="234,0 0,96 234,659">
            <text:p/>
          </draw:polygon>
          <draw:polygon draw:style-name="gr100" draw:text-style-name="P4" draw:layer="layout" svg:width="0.466cm" svg:height="0.562cm" svg:x="10.516cm" svg:y="14.571cm" svg:viewBox="0 0 467 563" draw:points="0,96 234,0 467,563">
            <text:p/>
          </draw:polygon>
          <draw:polygon draw:style-name="gr101" draw:text-style-name="P3" draw:layer="layout" svg:width="0.466cm" svg:height="0.658cm" svg:x="10.516cm" svg:y="13.816cm" svg:viewBox="0 0 467 659" draw:points="467,0 467,659 0,193">
            <text:p/>
          </draw:polygon>
          <draw:polygon draw:style-name="gr102" draw:text-style-name="P4" draw:layer="layout" svg:width="0.466cm" svg:height="0.658cm" svg:x="10.05cm" svg:y="14.01cm" svg:viewBox="0 0 467 659" draw:points="467,0 467,659 0,193">
            <text:p/>
          </draw:polygon>
          <draw:g>
            <draw:polygon draw:style-name="gr103" draw:text-style-name="P1" draw:layer="layout" svg:width="0.466cm" svg:height="0.658cm" draw:transform="rotate (1.5707963267949) translate (9.85690598418917cm 15.1361038334394cm)" svg:viewBox="0 0 467 659" draw:points="0,465 467,659 467,0">
              <text:p/>
            </draw:polygon>
            <draw:custom-shape draw:style-name="gr104" draw:text-style-name="P1" draw:layer="layout" svg:width="1.015cm" svg:height="1.01cm" draw:transform="rotate (-0.387288561017542) translate (9.579cm 14.012cm)">
              <text:p/>
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105" draw:text-style-name="P2" draw:layer="layout" svg:x1="9.664cm" svg:y1="15.14cm" svg:x2="10.982cm" svg:y2="15.14cm">
              <text:p/>
            </draw:line>
            <draw:line draw:style-name="gr106" draw:text-style-name="P2" draw:layer="layout" svg:x1="9.107cm" svg:y1="14.357cm" svg:x2="10.981cm" svg:y2="15.134cm">
              <text:p/>
            </draw:line>
            <draw:line draw:style-name="gr107" draw:text-style-name="P2" draw:layer="layout" svg:x1="9.664cm" svg:y1="15.135cm" svg:x2="10.05cm" svg:y2="14.202cm">
              <text:p/>
            </draw:line>
            <draw:ellipse draw:style-name="gr108" draw:text-style-name="P2" draw:layer="layout" svg:width="1.013cm" svg:height="1.011cm" draw:transform="rotate (1.5707963267949) translate (9.349cm 15.176cm)" draw:kind="arc" draw:start-angle="337.55" draw:end-angle="157.49">
              <text:p/>
            </draw:ellipse>
            <draw:line draw:style-name="gr109" draw:text-style-name="P2" draw:layer="layout" svg:x1="10.324cm" svg:y1="15.135cm" svg:x2="9.858cm" svg:y2="14.668cm">
              <text:p/>
            </draw:line>
            <draw:line draw:style-name="gr110" draw:text-style-name="P2" draw:layer="layout" svg:x1="10.322cm" svg:y1="15.135cm" svg:x2="10.515cm" svg:y2="14.668cm">
              <text:p/>
            </draw:line>
            <draw:line draw:style-name="gr111" draw:text-style-name="P2" draw:layer="layout" svg:x1="9.858cm" svg:y1="14.668cm" svg:x2="10.517cm" svg:y2="14.668cm">
              <text:p/>
            </draw:line>
            <draw:polygon draw:style-name="gr112" draw:text-style-name="P3" draw:layer="layout" svg:width="0.233cm" svg:height="0.658cm" draw:transform="rotate (1.5707963267949) translate (10.3219284773347cm 15.1391046207953cm)" svg:viewBox="0 0 234 659" draw:points="0,0 234,97 0,659">
              <text:p/>
            </draw:polygon>
            <draw:polygon draw:style-name="gr113" draw:text-style-name="P4" draw:layer="layout" svg:width="0.466cm" svg:height="0.561cm" draw:transform="rotate (1.5707963267949) translate (10.4183848592608cm 15.1361038334468cm)" svg:viewBox="0 0 467 562" draw:points="467,97 234,0 0,562">
              <text:p/>
            </draw:polygon>
            <draw:polygon draw:style-name="gr114" draw:text-style-name="P3" draw:layer="layout" svg:width="0.466cm" svg:height="0.659cm" draw:transform="rotate (1.5707963267949) translate (9.66377350192718cm 15.1361038334518cm)" svg:viewBox="0 0 467 660" draw:points="0,0 0,660 467,194">
              <text:p/>
            </draw:polygon>
            <draw:polygon draw:style-name="gr115" draw:text-style-name="P4" draw:layer="layout" svg:width="0.466cm" svg:height="0.658cm" draw:transform="rotate (1.5707963267949) translate (9.85690598416266cm 14.6721176032596cm)" svg:viewBox="0 0 467 659" draw:points="0,0 0,659 467,193">
              <text:p/>
            </draw:polygon>
          </draw:g>
          <draw:polygon draw:style-name="gr116" draw:text-style-name="P1" draw:layer="layout" svg:width="0.466cm" svg:height="0.658cm" draw:transform="rotate (-3.14159265358979) translate (10.9826594681572cm 16.2615186791757cm)" svg:viewBox="0 0 467 659" draw:points="0,466 467,659 467,0">
            <text:p/>
          </draw:polygon>
          <draw:custom-shape draw:style-name="gr117" draw:text-style-name="P1" draw:layer="layout" svg:width="1.015cm" svg:height="1.017cm" draw:transform="skewX (0.00191986217719375) rotate (-1.95808488781244) translate (11.17cm 15.987cm)">
            <text:p/>
            <draw:enhanced-geometry draw:mirror-vertical="true" draw:mirror-horizontal="true" draw:glue-point-type="segments" draw:type="mso-spt100" draw:modifiers="-90 90.201792237442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18" draw:text-style-name="P2" draw:layer="layout" svg:x1="10.983cm" svg:y1="16.459cm" svg:x2="10.983cm" svg:y2="15.14cm">
            <text:p/>
          </draw:line>
          <draw:line draw:style-name="gr119" draw:text-style-name="P2" draw:layer="layout" svg:x1="10.205cm" svg:y1="17.015cm" svg:x2="10.982cm" svg:y2="15.14cm">
            <text:p/>
          </draw:line>
          <draw:line draw:style-name="gr120" draw:text-style-name="P2" draw:layer="layout" svg:x1="10.983cm" svg:y1="16.456cm" svg:x2="10.05cm" svg:y2="16.07cm">
            <text:p/>
          </draw:line>
          <draw:ellipse draw:style-name="gr121" draw:text-style-name="P2" draw:layer="layout" svg:width="1.011cm" svg:height="1.01cm" draw:transform="rotate (-3.14159265358979) translate (11.023cm 16.767cm)" draw:kind="arc" draw:start-angle="337.55" draw:end-angle="157.49">
            <text:p/>
          </draw:ellipse>
          <draw:line draw:style-name="gr122" draw:text-style-name="P2" draw:layer="layout" svg:x1="10.983cm" svg:y1="15.796cm" svg:x2="10.516cm" svg:y2="16.262cm">
            <text:p/>
          </draw:line>
          <draw:line draw:style-name="gr123" draw:text-style-name="P2" draw:layer="layout" svg:x1="10.983cm" svg:y1="15.795cm" svg:x2="10.516cm" svg:y2="15.602cm">
            <text:p/>
          </draw:line>
          <draw:line draw:style-name="gr124" draw:text-style-name="P2" draw:layer="layout" svg:x1="10.516cm" svg:y1="16.261cm" svg:x2="10.516cm" svg:y2="15.602cm">
            <text:p/>
          </draw:line>
          <draw:polygon draw:style-name="gr125" draw:text-style-name="P3" draw:layer="layout" svg:width="0.233cm" svg:height="0.658cm" draw:transform="rotate (-3.14159265358979) translate (10.9806589600271cm 15.7993368027961cm)" svg:viewBox="0 0 234 659" draw:points="0,0 234,96 0,659">
            <text:p/>
          </draw:polygon>
          <draw:polygon draw:style-name="gr126" draw:text-style-name="P4" draw:layer="layout" svg:width="0.466cm" svg:height="0.561cm" draw:transform="rotate (-3.14159265358979) translate (10.9826594681572cm 15.70229861663cm)" svg:viewBox="0 0 467 562" draw:points="467,96 234,0 0,562">
            <text:p/>
          </draw:polygon>
          <draw:polygon draw:style-name="gr127" draw:text-style-name="P3" draw:layer="layout" svg:width="0.466cm" svg:height="0.658cm" draw:transform="rotate (-3.14159265358979) translate (10.9826594681572cm 16.4555950515084cm)" svg:viewBox="0 0 467 659" draw:points="0,0 0,659 467,193">
            <text:p/>
          </draw:polygon>
          <draw:polygon draw:style-name="gr128" draw:text-style-name="P4" draw:layer="layout" svg:width="0.466cm" svg:height="0.658cm" draw:transform="rotate (-3.14159265358979) translate (10.5155408197832cm 16.2615186791757cm)" svg:viewBox="0 0 467 659" draw:points="0,0 0,659 467,194">
            <text:p/>
          </draw:polygon>
          <draw:polygon draw:style-name="gr129" draw:text-style-name="P1" draw:layer="layout" svg:width="0.466cm" svg:height="0.658cm" draw:transform="rotate (1.5707963267949) translate (9.85690598416266cm 15.6066011340359cm)" svg:viewBox="0 0 467 659" draw:points="467,465 0,659 0,0">
            <text:p/>
          </draw:polygon>
          <draw:custom-shape draw:style-name="gr130" draw:text-style-name="P1" draw:layer="layout" svg:width="1.017cm" svg:height="1.015cm" draw:transform="rotate (-0.387288561017542) translate (9.577cm 14.941cm)">
            <text:p/>
            <draw:enhanced-geometry draw:mirror-vertical="true" draw:mirror-horizontal="false" draw:glue-point-type="segments" draw:type="mso-spt100" draw:modifiers="-90 90.201792237442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31" draw:text-style-name="P2" draw:layer="layout" svg:x1="9.664cm" svg:y1="15.14cm" svg:x2="10.982cm" svg:y2="15.14cm">
            <text:p/>
          </draw:line>
          <draw:line draw:style-name="gr132" draw:text-style-name="P2" draw:layer="layout" svg:x1="9.107cm" svg:y1="15.917cm" svg:x2="10.981cm" svg:y2="15.14cm">
            <text:p/>
          </draw:line>
          <draw:line draw:style-name="gr133" draw:text-style-name="P2" draw:layer="layout" svg:x1="9.664cm" svg:y1="15.14cm" svg:x2="10.05cm" svg:y2="16.073cm">
            <text:p/>
          </draw:line>
          <draw:circle draw:style-name="gr134" draw:text-style-name="P2" draw:layer="layout" svg:width="1.011cm" svg:height="1.011cm" draw:transform="rotate (1.5707963267949) translate (9.349cm 16.113cm)" draw:kind="arc" draw:start-angle="22.44" draw:end-angle="202.5">
            <text:p/>
          </draw:circle>
          <draw:line draw:style-name="gr135" draw:text-style-name="P2" draw:layer="layout" svg:x1="10.324cm" svg:y1="15.14cm" svg:x2="9.858cm" svg:y2="15.607cm">
            <text:p/>
          </draw:line>
          <draw:line draw:style-name="gr136" draw:text-style-name="P2" draw:layer="layout" svg:x1="10.322cm" svg:y1="15.14cm" svg:x2="10.515cm" svg:y2="15.607cm">
            <text:p/>
          </draw:line>
          <draw:line draw:style-name="gr137" draw:text-style-name="P2" draw:layer="layout" svg:x1="9.858cm" svg:y1="15.602cm" svg:x2="10.517cm" svg:y2="15.602cm">
            <text:p/>
          </draw:line>
          <draw:polygon draw:style-name="gr138" draw:text-style-name="P3" draw:layer="layout" svg:width="0.233cm" svg:height="0.658cm" draw:transform="rotate (1.5707963267949) translate (10.321928477348cm 15.3741078220689cm)" svg:viewBox="0 0 234 659" draw:points="234,0 0,97 234,659">
            <text:p/>
          </draw:polygon>
          <draw:polygon draw:style-name="gr139" draw:text-style-name="P4" draw:layer="layout" svg:width="0.466cm" svg:height="0.561cm" draw:transform="rotate (1.5707963267949) translate (10.4183848592609cm 15.6066011340026cm)" svg:viewBox="0 0 467 562" draw:points="0,97 234,0 467,562">
            <text:p/>
          </draw:polygon>
          <draw:polygon draw:style-name="gr140" draw:text-style-name="P3" draw:layer="layout" svg:width="0.466cm" svg:height="0.659cm" draw:transform="rotate (1.5707963267949) translate (9.66377350195381cm 15.6066011340087cm)" svg:viewBox="0 0 467 660" draw:points="467,0 467,660 0,194">
            <text:p/>
          </draw:polygon>
          <draw:polygon draw:style-name="gr141" draw:text-style-name="P4" draw:layer="layout" svg:width="0.466cm" svg:height="0.658cm" draw:transform="rotate (1.5707963267949) translate (9.85690598418922cm 16.069366901062cm)" svg:viewBox="0 0 467 659" draw:points="467,0 467,659 0,19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99" draw:display-name="Dashed (var) 5999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11cm" draw:dots2="1" draw:dots2-length="0.011cm" draw:distance="0.011cm"/>
    <draw:stroke-dash draw:name="Dashed_20__28_var_29__20_6001" draw:display-name="Dashed (var) 6001" draw:style="rect" draw:dots1="1" draw:dots1-length="0.011cm" draw:dots2="1" draw:dots2-length="0.011cm" draw:distance="0.011cm"/>
    <draw:stroke-dash draw:name="Dashed_20__28_var_29__20_6002" draw:display-name="Dashed (var) 6002" draw:style="rect" draw:dots1="1" draw:dots1-length="0.011cm" draw:dots2="1" draw:dots2-length="0.011cm" draw:distance="0.011cm"/>
    <draw:stroke-dash draw:name="Dashed_20__28_var_29__20_6003" draw:display-name="Dashed (var) 6003" draw:style="rect" draw:dots1="1" draw:dots1-length="0.011cm" draw:dots2="1" draw:dots2-length="0.011cm" draw:distance="0.011cm"/>
    <draw:stroke-dash draw:name="Dashed_20__28_var_29__20_6004" draw:display-name="Dashed (var) 6004" draw:style="rect" draw:dots1="1" draw:dots1-length="0.011cm" draw:dots2="1" draw:dots2-length="0.011cm" draw:distance="0.011cm"/>
    <draw:stroke-dash draw:name="Dashed_20__28_var_29__20_6005" draw:display-name="Dashed (var) 6005" draw:style="rect" draw:dots1="1" draw:dots1-length="0.011cm" draw:dots2="1" draw:dots2-length="0.011cm" draw:distance="0.011cm"/>
    <draw:stroke-dash draw:name="Dashed_20__28_var_29__20_6006" draw:display-name="Dashed (var) 6006" draw:style="rect" draw:dots1="1" draw:dots1-length="0.011cm" draw:dots2="1" draw:dots2-length="0.011cm" draw:distance="0.011cm"/>
    <draw:stroke-dash draw:name="Dashed_20__28_var_29__20_6007" draw:display-name="Dashed (var) 6007" draw:style="rect" draw:dots1="1" draw:dots1-length="0.011cm" draw:dots2="1" draw:dots2-length="0.011cm" draw:distance="0.011cm"/>
    <draw:stroke-dash draw:name="Dashed_20__28_var_29__20_6008" draw:display-name="Dashed (var) 6008" draw:style="rect" draw:dots1="1" draw:dots1-length="0.011cm" draw:dots2="1" draw:dots2-length="0.011cm" draw:distance="0.011cm"/>
    <draw:stroke-dash draw:name="Dashed_20__28_var_29__20_6009" draw:display-name="Dashed (var) 6009" draw:style="rect" draw:dots1="1" draw:dots1-length="0.011cm" draw:dots2="1" draw:dots2-length="0.011cm" draw:distance="0.011cm"/>
    <draw:stroke-dash draw:name="Dashed_20__28_var_29__20_6010" draw:display-name="Dashed (var) 6010" draw:style="rect" draw:dots1="1" draw:dots1-length="0.011cm" draw:dots2="1" draw:dots2-length="0.011cm" draw:distance="0.011cm"/>
    <draw:stroke-dash draw:name="Dashed_20__28_var_29__20_6011" draw:display-name="Dashed (var) 6011" draw:style="rect" draw:dots1="1" draw:dots1-length="0.011cm" draw:dots2="1" draw:dots2-length="0.011cm" draw:distance="0.011cm"/>
    <draw:stroke-dash draw:name="Dashed_20__28_var_29__20_6012" draw:display-name="Dashed (var) 6012" draw:style="rect" draw:dots1="1" draw:dots1-length="0.011cm" draw:dots2="1" draw:dots2-length="0.011cm" draw:distance="0.011cm"/>
    <draw:stroke-dash draw:name="Dashed_20__28_var_29__20_6013" draw:display-name="Dashed (var) 6013" draw:style="rect" draw:dots1="1" draw:dots1-length="0.011cm" draw:dots2="1" draw:dots2-length="0.011cm" draw:distance="0.011cm"/>
    <draw:stroke-dash draw:name="Dashed_20__28_var_29__20_6014" draw:display-name="Dashed (var) 6014" draw:style="rect" draw:dots1="1" draw:dots1-length="0.011cm" draw:dots2="1" draw:dots2-length="0.011cm" draw:distance="0.011cm"/>
    <draw:stroke-dash draw:name="Dashed_20__28_var_29__20_6015" draw:display-name="Dashed (var) 6015" draw:style="rect" draw:dots1="1" draw:dots1-length="0.011cm" draw:dots2="1" draw:dots2-length="0.011cm" draw:distance="0.011cm"/>
    <draw:stroke-dash draw:name="Dashed_20__28_var_29__20_6016" draw:display-name="Dashed (var) 6016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11cm" draw:dots2="1" draw:dots2-length="0.011cm" draw:distance="0.011cm"/>
    <draw:stroke-dash draw:name="Dashed_20__28_var_29__20_6018" draw:display-name="Dashed (var) 6018" draw:style="rect" draw:dots1="1" draw:dots1-length="0.011cm" draw:dots2="1" draw:dots2-length="0.011cm" draw:distance="0.011cm"/>
    <draw:stroke-dash draw:name="Dashed_20__28_var_29__20_6019" draw:display-name="Dashed (var) 6019" draw:style="rect" draw:dots1="1" draw:dots1-length="0.011cm" draw:dots2="1" draw:dots2-length="0.011cm" draw:distance="0.011cm"/>
    <draw:stroke-dash draw:name="Dashed_20__28_var_29__20_6020" draw:display-name="Dashed (var) 6020" draw:style="rect" draw:dots1="1" draw:dots1-length="0.011cm" draw:dots2="1" draw:dots2-length="0.011cm" draw:distance="0.011cm"/>
    <draw:stroke-dash draw:name="Dashed_20__28_var_29__20_6021" draw:display-name="Dashed (var) 6021" draw:style="rect" draw:dots1="1" draw:dots1-length="0.011cm" draw:dots2="1" draw:dots2-length="0.011cm" draw:distance="0.011cm"/>
    <draw:stroke-dash draw:name="Dashed_20__28_var_29__20_6022" draw:display-name="Dashed (var) 6022" draw:style="rect" draw:dots1="1" draw:dots1-length="0.011cm" draw:dots2="1" draw:dots2-length="0.011cm" draw:distance="0.011cm"/>
    <draw:stroke-dash draw:name="Dashed_20__28_var_29__20_6023" draw:display-name="Dashed (var) 6023" draw:style="rect" draw:dots1="1" draw:dots1-length="0.011cm" draw:dots2="1" draw:dots2-length="0.011cm" draw:distance="0.011cm"/>
    <draw:stroke-dash draw:name="Dashed_20__28_var_29__20_6024" draw:display-name="Dashed (var) 6024" draw:style="rect" draw:dots1="1" draw:dots1-length="0.011cm" draw:dots2="1" draw:dots2-length="0.011cm" draw:distance="0.011cm"/>
    <draw:stroke-dash draw:name="Dashed_20__28_var_29__20_6025" draw:display-name="Dashed (var) 6025" draw:style="rect" draw:dots1="1" draw:dots1-length="0.011cm" draw:dots2="1" draw:dots2-length="0.011cm" draw:distance="0.011cm"/>
    <draw:stroke-dash draw:name="Dashed_20__28_var_29__20_6026" draw:display-name="Dashed (var) 6026" draw:style="rect" draw:dots1="1" draw:dots1-length="0.011cm" draw:dots2="1" draw:dots2-length="0.011cm" draw:distance="0.011cm"/>
    <draw:stroke-dash draw:name="Dashed_20__28_var_29__20_6027" draw:display-name="Dashed (var) 6027" draw:style="rect" draw:dots1="1" draw:dots1-length="0.011cm" draw:dots2="1" draw:dots2-length="0.011cm" draw:distance="0.011cm"/>
    <draw:stroke-dash draw:name="Dashed_20__28_var_29__20_6028" draw:display-name="Dashed (var) 6028" draw:style="rect" draw:dots1="1" draw:dots1-length="0.011cm" draw:dots2="1" draw:dots2-length="0.011cm" draw:distance="0.011cm"/>
    <draw:stroke-dash draw:name="Dashed_20__28_var_29__20_6029" draw:display-name="Dashed (var) 6029" draw:style="rect" draw:dots1="1" draw:dots1-length="0.011cm" draw:dots2="1" draw:dots2-length="0.011cm" draw:distance="0.011cm"/>
    <draw:stroke-dash draw:name="Dashed_20__28_var_29__20_6030" draw:display-name="Dashed (var) 6030" draw:style="rect" draw:dots1="1" draw:dots1-length="0.011cm" draw:dots2="1" draw:dots2-length="0.011cm" draw:distance="0.011cm"/>
    <draw:stroke-dash draw:name="Dashed_20__28_var_29__20_6031" draw:display-name="Dashed (var) 6031" draw:style="rect" draw:dots1="1" draw:dots1-length="0.011cm" draw:dots2="1" draw:dots2-length="0.011cm" draw:distance="0.011cm"/>
    <draw:stroke-dash draw:name="Dashed_20__28_var_29__20_6032" draw:display-name="Dashed (var) 6032" draw:style="rect" draw:dots1="1" draw:dots1-length="0.011cm" draw:dots2="1" draw:dots2-length="0.011cm" draw:distance="0.011cm"/>
    <draw:stroke-dash draw:name="Dashed_20__28_var_29__20_6033" draw:display-name="Dashed (var) 6033" draw:style="rect" draw:dots1="1" draw:dots1-length="0.011cm" draw:dots2="1" draw:dots2-length="0.011cm" draw:distance="0.011cm"/>
    <draw:stroke-dash draw:name="Dashed_20__28_var_29__20_6034" draw:display-name="Dashed (var) 6034" draw:style="rect" draw:dots1="1" draw:dots1-length="0.011cm" draw:dots2="1" draw:dots2-length="0.011cm" draw:distance="0.011cm"/>
    <draw:stroke-dash draw:name="Dashed_20__28_var_29__20_6035" draw:display-name="Dashed (var) 6035" draw:style="rect" draw:dots1="1" draw:dots1-length="0.011cm" draw:dots2="1" draw:dots2-length="0.011cm" draw:distance="0.011cm"/>
    <draw:stroke-dash draw:name="Dashed_20__28_var_29__20_6036" draw:display-name="Dashed (var) 6036" draw:style="rect" draw:dots1="1" draw:dots1-length="0.011cm" draw:dots2="1" draw:dots2-length="0.011cm" draw:distance="0.011cm"/>
    <draw:stroke-dash draw:name="Dashed_20__28_var_29__20_6037" draw:display-name="Dashed (var) 6037" draw:style="rect" draw:dots1="1" draw:dots1-length="0.011cm" draw:dots2="1" draw:dots2-length="0.011cm" draw:distance="0.011cm"/>
    <draw:stroke-dash draw:name="Dashed_20__28_var_29__20_6038" draw:display-name="Dashed (var) 6038" draw:style="rect" draw:dots1="1" draw:dots1-length="0.011cm" draw:dots2="1" draw:dots2-length="0.011cm" draw:distance="0.011cm"/>
    <draw:stroke-dash draw:name="Dashed_20__28_var_29__20_6039" draw:display-name="Dashed (var) 6039" draw:style="rect" draw:dots1="1" draw:dots1-length="0.011cm" draw:dots2="1" draw:dots2-length="0.011cm" draw:distance="0.011cm"/>
    <draw:stroke-dash draw:name="Dashed_20__28_var_29__20_6040" draw:display-name="Dashed (var) 6040" draw:style="rect" draw:dots1="1" draw:dots1-length="0.011cm" draw:dots2="1" draw:dots2-length="0.011cm" draw:distance="0.011cm"/>
    <draw:stroke-dash draw:name="Dashed_20__28_var_29__20_6041" draw:display-name="Dashed (var) 6041" draw:style="rect" draw:dots1="1" draw:dots1-length="0.011cm" draw:dots2="1" draw:dots2-length="0.011cm" draw:distance="0.011cm"/>
    <draw:stroke-dash draw:name="Dashed_20__28_var_29__20_6042" draw:display-name="Dashed (var) 6042" draw:style="rect" draw:dots1="1" draw:dots1-length="0.011cm" draw:dots2="1" draw:dots2-length="0.011cm" draw:distance="0.011cm"/>
    <draw:stroke-dash draw:name="Dashed_20__28_var_29__20_6043" draw:display-name="Dashed (var) 6043" draw:style="rect" draw:dots1="1" draw:dots1-length="0.011cm" draw:dots2="1" draw:dots2-length="0.011cm" draw:distance="0.011cm"/>
    <draw:stroke-dash draw:name="Dashed_20__28_var_29__20_6044" draw:display-name="Dashed (var) 6044" draw:style="rect" draw:dots1="1" draw:dots1-length="0.011cm" draw:dots2="1" draw:dots2-length="0.011cm" draw:distance="0.011cm"/>
    <draw:stroke-dash draw:name="Dashed_20__28_var_29__20_6045" draw:display-name="Dashed (var) 6045" draw:style="rect" draw:dots1="1" draw:dots1-length="0.011cm" draw:dots2="1" draw:dots2-length="0.011cm" draw:distance="0.011cm"/>
    <draw:stroke-dash draw:name="Dashed_20__28_var_29__20_6046" draw:display-name="Dashed (var) 6046" draw:style="rect" draw:dots1="1" draw:dots1-length="0.011cm" draw:dots2="1" draw:dots2-length="0.011cm" draw:distance="0.011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11cm" draw:dots2="1" draw:dots2-length="0.011cm" draw:distance="0.011cm"/>
    <draw:stroke-dash draw:name="Dashed_20__28_var_29__20_6069" draw:display-name="Dashed (var) 6069" draw:style="rect" draw:dots1="1" draw:dots1-length="0.011cm" draw:dots2="1" draw:dots2-length="0.011cm" draw:distance="0.011cm"/>
    <draw:stroke-dash draw:name="Dashed_20__28_var_29__20_6070" draw:display-name="Dashed (var) 6070" draw:style="rect" draw:dots1="1" draw:dots1-length="0.011cm" draw:dots2="1" draw:dots2-length="0.011cm" draw:distance="0.011cm"/>
    <draw:stroke-dash draw:name="Dashed_20__28_var_29__20_6071" draw:display-name="Dashed (var) 6071" draw:style="rect" draw:dots1="1" draw:dots1-length="0.011cm" draw:dots2="1" draw:dots2-length="0.011cm" draw:distance="0.011cm"/>
    <draw:stroke-dash draw:name="Dashed_20__28_var_29__20_6072" draw:display-name="Dashed (var) 6072" draw:style="rect" draw:dots1="1" draw:dots1-length="0.011cm" draw:dots2="1" draw:dots2-length="0.011cm" draw:distance="0.011cm"/>
    <draw:stroke-dash draw:name="Dashed_20__28_var_29__20_6073" draw:display-name="Dashed (var) 6073" draw:style="rect" draw:dots1="1" draw:dots1-length="0.011cm" draw:dots2="1" draw:dots2-length="0.011cm" draw:distance="0.011cm"/>
    <draw:stroke-dash draw:name="Dashed_20__28_var_29__20_6074" draw:display-name="Dashed (var) 6074" draw:style="rect" draw:dots1="1" draw:dots1-length="0.011cm" draw:dots2="1" draw:dots2-length="0.011cm" draw:distance="0.011cm"/>
    <draw:stroke-dash draw:name="Dashed_20__28_var_29__20_6075" draw:display-name="Dashed (var) 6075" draw:style="rect" draw:dots1="1" draw:dots1-length="0.011cm" draw:dots2="1" draw:dots2-length="0.011cm" draw:distance="0.011cm"/>
    <draw:stroke-dash draw:name="Dashed_20__28_var_29__20_6076" draw:display-name="Dashed (var) 6076" draw:style="rect" draw:dots1="1" draw:dots1-length="0.011cm" draw:dots2="1" draw:dots2-length="0.011cm" draw:distance="0.011cm"/>
    <draw:stroke-dash draw:name="Dashed_20__28_var_29__20_6077" draw:display-name="Dashed (var) 6077" draw:style="rect" draw:dots1="1" draw:dots1-length="0.011cm" draw:dots2="1" draw:dots2-length="0.011cm" draw:distance="0.011cm"/>
    <draw:stroke-dash draw:name="Dashed_20__28_var_29__20_6078" draw:display-name="Dashed (var) 6078" draw:style="rect" draw:dots1="1" draw:dots1-length="0.011cm" draw:dots2="1" draw:dots2-length="0.011cm" draw:distance="0.011cm"/>
    <draw:stroke-dash draw:name="Dashed_20__28_var_29__20_6079" draw:display-name="Dashed (var) 6079" draw:style="rect" draw:dots1="1" draw:dots1-length="0.011cm" draw:dots2="1" draw:dots2-length="0.011cm" draw:distance="0.011cm"/>
    <draw:stroke-dash draw:name="Dashed_20__28_var_29__20_6080" draw:display-name="Dashed (var) 6080" draw:style="rect" draw:dots1="1" draw:dots1-length="0.011cm" draw:dots2="1" draw:dots2-length="0.011cm" draw:distance="0.011cm"/>
    <draw:stroke-dash draw:name="Dashed_20__28_var_29__20_6081" draw:display-name="Dashed (var) 6081" draw:style="rect" draw:dots1="1" draw:dots1-length="0.011cm" draw:dots2="1" draw:dots2-length="0.011cm" draw:distance="0.011cm"/>
    <draw:stroke-dash draw:name="Dashed_20__28_var_29__20_6082" draw:display-name="Dashed (var) 6082" draw:style="rect" draw:dots1="1" draw:dots1-length="0.011cm" draw:dots2="1" draw:dots2-length="0.011cm" draw:distance="0.011cm"/>
    <draw:stroke-dash draw:name="Dashed_20__28_var_29__20_6083" draw:display-name="Dashed (var) 6083" draw:style="rect" draw:dots1="1" draw:dots1-length="0.011cm" draw:dots2="1" draw:dots2-length="0.011cm" draw:distance="0.011cm"/>
    <draw:stroke-dash draw:name="Dashed_20__28_var_29__20_6084" draw:display-name="Dashed (var) 6084" draw:style="rect" draw:dots1="1" draw:dots1-length="0.011cm" draw:dots2="1" draw:dots2-length="0.011cm" draw:distance="0.011cm"/>
    <draw:stroke-dash draw:name="Dashed_20__28_var_29__20_6085" draw:display-name="Dashed (var) 6085" draw:style="rect" draw:dots1="1" draw:dots1-length="0.011cm" draw:dots2="1" draw:dots2-length="0.011cm" draw:distance="0.011cm"/>
    <draw:stroke-dash draw:name="Dashed_20__28_var_29__20_6086" draw:display-name="Dashed (var) 6086" draw:style="rect" draw:dots1="1" draw:dots1-length="0.011cm" draw:dots2="1" draw:dots2-length="0.011cm" draw:distance="0.011cm"/>
    <draw:stroke-dash draw:name="Dashed_20__28_var_29__20_6087" draw:display-name="Dashed (var) 6087" draw:style="rect" draw:dots1="1" draw:dots1-length="0.011cm" draw:dots2="1" draw:dots2-length="0.011cm" draw:distance="0.011cm"/>
    <draw:stroke-dash draw:name="Dashed_20__28_var_29__20_6088" draw:display-name="Dashed (var) 6088" draw:style="rect" draw:dots1="1" draw:dots1-length="0.011cm" draw:dots2="1" draw:dots2-length="0.011cm" draw:distance="0.011cm"/>
    <draw:stroke-dash draw:name="Dashed_20__28_var_29__20_6089" draw:display-name="Dashed (var) 6089" draw:style="rect" draw:dots1="1" draw:dots1-length="0.011cm" draw:dots2="1" draw:dots2-length="0.011cm" draw:distance="0.011cm"/>
    <draw:stroke-dash draw:name="Dashed_20__28_var_29__20_6090" draw:display-name="Dashed (var) 6090" draw:style="rect" draw:dots1="1" draw:dots1-length="0.011cm" draw:dots2="1" draw:dots2-length="0.011cm" draw:distance="0.011cm"/>
    <draw:stroke-dash draw:name="Dashed_20__28_var_29__20_6091" draw:display-name="Dashed (var) 6091" draw:style="rect" draw:dots1="1" draw:dots1-length="0.011cm" draw:dots2="1" draw:dots2-length="0.011cm" draw:distance="0.011cm"/>
    <draw:stroke-dash draw:name="Dashed_20__28_var_29__20_6092" draw:display-name="Dashed (var) 6092" draw:style="rect" draw:dots1="1" draw:dots1-length="0.011cm" draw:dots2="1" draw:dots2-length="0.011cm" draw:distance="0.011cm"/>
    <draw:stroke-dash draw:name="Dashed_20__28_var_29__20_6093" draw:display-name="Dashed (var) 6093" draw:style="rect" draw:dots1="1" draw:dots1-length="0.011cm" draw:dots2="1" draw:dots2-length="0.011cm" draw:distance="0.011cm"/>
    <draw:stroke-dash draw:name="Dashed_20__28_var_29__20_6094" draw:display-name="Dashed (var) 6094" draw:style="rect" draw:dots1="1" draw:dots1-length="0.011cm" draw:dots2="1" draw:dots2-length="0.011cm" draw:distance="0.011cm"/>
    <draw:stroke-dash draw:name="Dashed_20__28_var_29__20_6095" draw:display-name="Dashed (var) 6095" draw:style="rect" draw:dots1="1" draw:dots1-length="0.011cm" draw:dots2="1" draw:dots2-length="0.011cm" draw:distance="0.011cm"/>
    <draw:stroke-dash draw:name="Dashed_20__28_var_29__20_6096" draw:display-name="Dashed (var) 6096" draw:style="rect" draw:dots1="1" draw:dots1-length="0.011cm" draw:dots2="1" draw:dots2-length="0.011cm" draw:distance="0.011cm"/>
    <draw:stroke-dash draw:name="Dashed_20__28_var_29__20_6097" draw:display-name="Dashed (var) 6097" draw:style="rect" draw:dots1="1" draw:dots1-length="0.011cm" draw:dots2="1" draw:dots2-length="0.011cm" draw:distance="0.011cm"/>
    <draw:stroke-dash draw:name="Dashed_20__28_var_29__20_6098" draw:display-name="Dashed (var) 6098" draw:style="rect" draw:dots1="1" draw:dots1-length="0.011cm" draw:dots2="1" draw:dots2-length="0.011cm" draw:distance="0.011cm"/>
    <draw:stroke-dash draw:name="Dashed_20__28_var_29__20_6099" draw:display-name="Dashed (var) 6099" draw:style="rect" draw:dots1="1" draw:dots1-length="0.011cm" draw:dots2="1" draw:dots2-length="0.011cm" draw:distance="0.011cm"/>
    <draw:stroke-dash draw:name="Dashed_20__28_var_29__20_6100" draw:display-name="Dashed (var) 6100" draw:style="rect" draw:dots1="1" draw:dots1-length="0.011cm" draw:dots2="1" draw:dots2-length="0.011cm" draw:distance="0.011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11cm" draw:dots2="1" draw:dots2-length="0.011cm" draw:distance="0.011cm"/>
    <draw:stroke-dash draw:name="Dashed_20__28_var_29__20_6104" draw:display-name="Dashed (var) 6104" draw:style="rect" draw:dots1="1" draw:dots1-length="0.011cm" draw:dots2="1" draw:dots2-length="0.011cm" draw:distance="0.011cm"/>
    <draw:stroke-dash draw:name="Dashed_20__28_var_29__20_6105" draw:display-name="Dashed (var) 6105" draw:style="rect" draw:dots1="1" draw:dots1-length="0.011cm" draw:dots2="1" draw:dots2-length="0.011cm" draw:distance="0.011cm"/>
    <draw:stroke-dash draw:name="Dashed_20__28_var_29__20_6106" draw:display-name="Dashed (var) 6106" draw:style="rect" draw:dots1="1" draw:dots1-length="0.011cm" draw:dots2="1" draw:dots2-length="0.011cm" draw:distance="0.011cm"/>
    <draw:stroke-dash draw:name="Dashed_20__28_var_29__20_6107" draw:display-name="Dashed (var) 6107" draw:style="rect" draw:dots1="1" draw:dots1-length="0.011cm" draw:dots2="1" draw:dots2-length="0.011cm" draw:distance="0.011cm"/>
    <draw:stroke-dash draw:name="Dashed_20__28_var_29__20_6108" draw:display-name="Dashed (var) 610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49:32.904291136</meta:creation-date>
    <dc:date>2018-04-17T14:49:47.244481434</dc:date>
    <meta:editing-duration>PT14S</meta:editing-duration>
    <meta:editing-cycles>1</meta:editing-cycles>
    <meta:document-statistic meta:object-count="151"/>
    <meta:generator>LibreOffice/6.0.0.3$MacOSX_X86_64 LibreOffice_project/64a0f66915f38c6217de274f0aa8e15618924765</meta:generator>
  </office:meta>
</office:document-meta>
</file>